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257.61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645189166069" calcext:value-type="float">
            <text:p>0.17645189166069</text:p>
          </table:table-cell>
          <table:table-cell office:value-type="float" office:value="0.688622772693634" calcext:value-type="float">
            <text:p>0.688622772693634</text:p>
          </table:table-cell>
          <table:table-cell office:value-type="float" office:value="0.181818187236786" calcext:value-type="float">
            <text:p>0.181818187236786</text:p>
          </table:table-cell>
          <table:table-cell office:value-type="float" office:value="0.0444444455206394" calcext:value-type="float">
            <text:p>0.04444444552064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3333" calcext:value-type="float">
            <text:p>3333</text:p>
          </table:table-cell>
          <table:table-cell office:value-type="float" office:value="40.0756227970123" calcext:value-type="float">
            <text:p>40.0756227970123</text:p>
          </table:table-cell>
          <table:table-cell office:value-type="string" calcext:value-type="string">
            <text:p>13_D_exp32</text:p>
          </table:table-cell>
          <table:table-cell office:value-type="string" calcext:value-type="string">
            <text:p>13_D.v1.l1.ds1.l_combo9.ds_combo4.idays60.odays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26586270332336" calcext:value-type="float">
            <text:p>0.042658627033234</text:p>
          </table:table-cell>
          <table:table-cell office:value-type="float" office:value="0.952380955219269" calcext:value-type="float">
            <text:p>0.952380955219269</text:p>
          </table:table-cell>
          <table:table-cell office:value-type="float" office:value="0.777777791023254" calcext:value-type="float">
            <text:p>0.777777791023254</text:p>
          </table:table-cell>
          <table:table-cell office:value-type="float" office:value="0.677419364452362" calcext:value-type="float">
            <text:p>0.677419364452362</text:p>
          </table:table-cell>
          <table:table-cell office:value-type="float" office:value="21" calcext:value-type="float">
            <text:p>21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360" calcext:value-type="float">
            <text:p>3360</text:p>
          </table:table-cell>
          <table:table-cell office:value-type="float" office:value="236.405312776566" calcext:value-type="float">
            <text:p>236.405312776566</text:p>
          </table:table-cell>
          <table:table-cell table:style-name="ce1" office:value-type="string" calcext:value-type="string">
            <text:p>13_D_exp8</text:p>
          </table:table-cell>
          <table:table-cell table:style-name="ce1" office:value-type="string" calcext:value-type="string">
            <text:p>13_D.v1.l1.ds1.l_combo5.ds_combo1.idays6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2152409553528" calcext:value-type="float">
            <text:p>0.162152409553528</text:p>
          </table:table-cell>
          <table:table-cell office:value-type="float" office:value="0.616883099079132" calcext:value-type="float">
            <text:p>0.616883099079132</text:p>
          </table:table-cell>
          <table:table-cell office:value-type="float" office:value="0.0882352963089943" calcext:value-type="float">
            <text:p>0.088235296308994</text:p>
          </table:table-cell>
          <table:table-cell office:value-type="float" office:value="0.0333333350718021" calcext:value-type="float">
            <text:p>0.033333335071802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3080" calcext:value-type="float">
            <text:p>3080</text:p>
          </table:table-cell>
          <table:table-cell office:value-type="float" office:value="35.1605629920959" calcext:value-type="float">
            <text:p>35.1605629920959</text:p>
          </table:table-cell>
          <table:table-cell office:value-type="string" calcext:value-type="string">
            <text:p>13_I_exp64</text:p>
          </table:table-cell>
          <table:table-cell office:value-type="string" calcext:value-type="string">
            <text:p>13_I.v1.l1.ds1.l_combo11.ds_combo3.idays60.odays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82690781354904" calcext:value-type="float">
            <text:p>0.048269078135491</text:p>
          </table:table-cell>
          <table:table-cell office:value-type="float" office:value="0.945121943950653" calcext:value-type="float">
            <text:p>0.945121943950653</text:p>
          </table:table-cell>
          <table:table-cell office:value-type="float" office:value="0.777777791023254" calcext:value-type="float">
            <text:p>0.777777791023254</text:p>
          </table:table-cell>
          <table:table-cell office:value-type="float" office:value="0.813953459262848" calcext:value-type="float">
            <text:p>0.813953459262848</text:p>
          </table:table-cell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72" calcext:value-type="float">
            <text:p>3272</text:p>
          </table:table-cell>
          <table:table-cell office:value-type="float" office:value="140.527971506119" calcext:value-type="float">
            <text:p>140.527971506119</text:p>
          </table:table-cell>
          <table:table-cell table:style-name="ce1" office:value-type="string" calcext:value-type="string">
            <text:p>13_I_exp32</text:p>
          </table:table-cell>
          <table:table-cell table:style-name="ce1" office:value-type="string" calcext:value-type="string">
            <text:p>13_I.v1.l1.ds1.l_combo2.ds_combo1.idays30.odays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4:19:33.606504025</dc:date>
    <meta:editing-duration>PT2M22S</meta:editing-duration>
    <meta:editing-cycles>1</meta:editing-cycles>
    <meta:generator>LibreOffice/6.0.7.3$Linux_X86_64 LibreOffice_project/00m0$Build-3</meta:generator>
    <meta:document-statistic meta:table-count="1" meta:cell-count="124" meta:object-count="0"/>
  </office:meta>
</office:document-meta>
</file>